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Calibri" fo:font-size="18pt" fo:font-weight="bold" officeooo:rsid="00021b68" officeooo:paragraph-rsid="00021b68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line-through-style="none" style:text-line-through-type="none" style:font-name="Calibri" officeooo:rsid="001cc213" officeooo:paragraph-rsid="00021b68"/>
    </style:style>
    <style:style style:name="P3" style:family="paragraph" style:parent-style-name="Standard">
      <style:text-properties style:text-line-through-style="none" style:text-line-through-type="none" style:font-name="Calibri" officeooo:rsid="001cc213" officeooo:paragraph-rsid="001cc213"/>
    </style:style>
    <style:style style:name="P4" style:family="paragraph" style:parent-style-name="Standard">
      <style:text-properties style:text-line-through-style="none" style:text-line-through-type="none" style:font-name="Calibri" officeooo:rsid="00122ffb" officeooo:paragraph-rsid="00122ffb"/>
    </style:style>
    <style:style style:name="P5" style:family="paragraph" style:parent-style-name="Standard">
      <style:text-properties style:text-line-through-style="none" style:text-line-through-type="none" style:font-name="Calibri" officeooo:rsid="00021b68" officeooo:paragraph-rsid="00021b6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long-dash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LOGICO</text:p>
      <text:p text:style-name="P2"/>
      <text:p text:style-name="P3">Clienti(<text:span text:style-name="T1">ID</text:span>, Nome, Cognome, Data, Privato, Telefono)</text:p>
      <text:p text:style-name="P3">Tipi(<text:span text:style-name="T1">ID</text:span>, Costo, Nome, <text:span text:style-name="T2">Specie</text:span>)</text:p>
      <text:p text:style-name="P3">Qualifiche(<text:span text:style-name="T1">ID</text:span>, Nome)</text:p>
      <text:p text:style-name="P3">Personali(<text:span text:style-name="T1">ID</text:span>, Nome, Cognome, Anno, <text:span text:style-name="T2">Qualifica</text:span>)</text:p>
      <text:p text:style-name="P3">Specie(<text:span text:style-name="T1">ID</text:span>, Nome, Descrizione, Img, Esterno, Coltivazione, Esposizione, Stagione, <text:span text:style-name="T2">Personale</text:span>)</text:p>
      <text:p text:style-name="P3">Attivita(<text:span text:style-name="T1">Codice</text:span>, Nome, Costo)</text:p>
      <text:p text:style-name="P3">Interventi(<text:span text:style-name="T1">ID</text:span>, Data, DataEffettuazione, <text:span text:style-name="T2">Attivita</text:span>, <text:span text:style-name="T2">Cliente</text:span>)</text:p>
      <text:p text:style-name="P3">SpecieIntervento(<text:span text:style-name="T1">Specie</text:span>, <text:span text:style-name="T1">Intervento</text:span>)</text:p>
      <text:p text:style-name="P3">PersonaleIntervento(<text:span text:style-name="T1">Personale</text:span>, <text:span text:style-name="T1">Intervento</text:span>)</text:p>
      <text:p text:style-name="P3"/>
      <text:p text:style-name="P4"/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5:49:28.325898167</meta:creation-date>
    <dc:date>2025-05-05T00:36:42.910331335</dc:date>
    <meta:editing-duration>PT8H22M43S</meta:editing-duration>
    <meta:editing-cycles>11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10" meta:word-count="40" meta:character-count="416" meta:non-whitespace-character-count="386"/>
  </office:meta>
</office:document-meta>
</file>